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6.298cm"/>
    </style:style>
    <style:style style:name="Tabelle1.B" style:family="table-column">
      <style:table-column-properties style:column-width="0.714cm"/>
    </style:style>
    <style:style style:name="Tabelle1.A1" style:family="table-cell">
      <style:table-cell-properties fo:padding="0.097cm" fo:border="none"/>
    </style:style>
    <style:style style:name="Tabelle2" style:family="table">
      <style:table-properties style:width="17.013cm" fo:margin-left="0cm" table:align="left"/>
    </style:style>
    <style:style style:name="Tabelle2.A" style:family="table-column">
      <style:table-column-properties style:column-width="16.298cm"/>
    </style:style>
    <style:style style:name="Tabelle2.B" style:family="table-column">
      <style:table-column-properties style:column-width="0.714cm"/>
    </style:style>
    <style:style style:name="Tabelle2.A1" style:family="table-cell">
      <style:table-cell-properties fo:padding="0.097cm" fo:border="none"/>
    </style:style>
    <style:style style:name="P1" style:family="paragraph" style:parent-style-name="Standard">
      <style:paragraph-properties fo:line-height="150%" fo:text-align="justify" style:justify-single-word="false"/>
      <style:text-properties style:font-name="Arial" fo:language="en" fo:country="US" officeooo:rsid="0005927f" officeooo:paragraph-rsid="000dde08"/>
    </style:style>
    <style:style style:name="P2" style:family="paragraph" style:parent-style-name="Standard">
      <style:paragraph-properties fo:line-height="150%" fo:text-align="justify" style:justify-single-word="false"/>
      <style:text-properties style:font-name="Times New Roman" fo:language="en" fo:country="US" style:text-underline-style="solid" style:text-underline-width="auto" style:text-underline-color="font-color" officeooo:rsid="0005927f" officeooo:paragraph-rsid="0005927f"/>
    </style:style>
    <style:style style:name="P3" style:family="paragraph" style:parent-style-name="Standard">
      <style:paragraph-properties fo:line-height="150%" fo:text-align="justify" style:justify-single-word="false"/>
      <style:text-properties style:font-name="Times New Roman" fo:language="en" fo:country="US" style:text-underline-style="solid" style:text-underline-width="auto" style:text-underline-color="font-color" officeooo:rsid="00084044" officeooo:paragraph-rsid="00084044"/>
    </style:style>
    <style:style style:name="P4" style:family="paragraph" style:parent-style-name="Standard">
      <style:paragraph-properties fo:line-height="150%" fo:text-align="justify" style:justify-single-word="false"/>
      <style:text-properties style:font-name="Times New Roman" fo:language="en" fo:country="US" style:text-underline-style="solid" style:text-underline-width="auto" style:text-underline-color="font-color" officeooo:rsid="001a1074" officeooo:paragraph-rsid="001a1074"/>
    </style:style>
    <style:style style:name="P5" style:family="paragraph" style:parent-style-name="Standard">
      <style:paragraph-properties fo:line-height="150%" fo:text-align="justify" style:justify-single-word="false"/>
      <style:text-properties style:font-name="Times New Roman" fo:language="en" fo:country="US" style:text-underline-style="solid" style:text-underline-width="auto" style:text-underline-color="font-color" officeooo:rsid="000dde08" officeooo:paragraph-rsid="000dde08"/>
    </style:style>
    <style:style style:name="P6" style:family="paragraph" style:parent-style-name="Standard">
      <style:paragraph-properties fo:line-height="150%" fo:text-align="justify" style:justify-single-word="false"/>
      <style:text-properties style:font-name="Times New Roman" fo:language="en" fo:country="US" style:text-underline-style="solid" style:text-underline-width="auto" style:text-underline-color="font-color" officeooo:rsid="000dfa37" officeooo:paragraph-rsid="000dfa37"/>
    </style:style>
    <style:style style:name="P7" style:family="paragraph" style:parent-style-name="Standard">
      <style:paragraph-properties fo:line-height="150%" fo:text-align="justify" style:justify-single-word="false"/>
      <style:text-properties style:font-name="Times New Roman" fo:language="en" fo:country="US" style:text-underline-style="solid" style:text-underline-width="auto" style:text-underline-color="font-color" officeooo:rsid="000fdc79" officeooo:paragraph-rsid="000fdc79"/>
    </style:style>
    <style:style style:name="P8" style:family="paragraph" style:parent-style-name="Standard">
      <style:paragraph-properties fo:line-height="150%" fo:text-align="justify" style:justify-single-word="false"/>
      <style:text-properties style:font-name="Times New Roman" fo:language="en" fo:country="US" style:text-underline-style="solid" style:text-underline-width="auto" style:text-underline-color="font-color" officeooo:rsid="0011eef3" officeooo:paragraph-rsid="0011eef3"/>
    </style:style>
    <style:style style:name="P9" style:family="paragraph" style:parent-style-name="Standard">
      <style:paragraph-properties fo:line-height="150%" fo:text-align="justify" style:justify-single-word="false"/>
      <style:text-properties style:font-name="Times New Roman" fo:language="en" fo:country="US" officeooo:rsid="0005927f" officeooo:paragraph-rsid="0005927f"/>
    </style:style>
    <style:style style:name="P10" style:family="paragraph" style:parent-style-name="Standard">
      <style:paragraph-properties fo:line-height="150%" fo:text-align="justify" style:justify-single-word="false"/>
      <style:text-properties style:font-name="Times New Roman" fo:language="en" fo:country="US" officeooo:rsid="000781b6" officeooo:paragraph-rsid="000781b6"/>
    </style:style>
    <style:style style:name="P11" style:family="paragraph" style:parent-style-name="Standard">
      <style:paragraph-properties fo:line-height="150%" fo:text-align="justify" style:justify-single-word="false"/>
      <style:text-properties style:font-name="Times New Roman" fo:language="en" fo:country="US" officeooo:rsid="00084044" officeooo:paragraph-rsid="00084044"/>
    </style:style>
    <style:style style:name="P12" style:family="paragraph" style:parent-style-name="Standard">
      <style:paragraph-properties fo:line-height="150%" fo:text-align="justify" style:justify-single-word="false"/>
      <style:text-properties style:font-name="Times New Roman" fo:language="en" fo:country="US" officeooo:rsid="00091185" officeooo:paragraph-rsid="001a1074"/>
    </style:style>
    <style:style style:name="P13" style:family="paragraph" style:parent-style-name="Standard">
      <style:paragraph-properties fo:line-height="150%" fo:text-align="justify" style:justify-single-word="false"/>
      <style:text-properties style:font-name="Times New Roman" fo:language="en" fo:country="US" officeooo:rsid="00091185" officeooo:paragraph-rsid="00091185"/>
    </style:style>
    <style:style style:name="P14" style:family="paragraph" style:parent-style-name="Standard">
      <style:paragraph-properties fo:line-height="150%" fo:text-align="justify" style:justify-single-word="false"/>
      <style:text-properties style:font-name="Times New Roman" fo:language="en" fo:country="US" officeooo:rsid="000dfa37" officeooo:paragraph-rsid="000dfa37"/>
    </style:style>
    <style:style style:name="P15" style:family="paragraph" style:parent-style-name="Standard">
      <style:paragraph-properties fo:line-height="150%" fo:text-align="justify" style:justify-single-word="false"/>
      <style:text-properties style:font-name="Times New Roman" fo:language="en" fo:country="US" officeooo:rsid="000fdc79" officeooo:paragraph-rsid="000fdc79"/>
    </style:style>
    <style:style style:name="P16" style:family="paragraph" style:parent-style-name="Standard">
      <style:paragraph-properties fo:line-height="150%" fo:text-align="justify" style:justify-single-word="false"/>
      <style:text-properties style:font-name="Times New Roman" fo:language="en" fo:country="US" officeooo:rsid="000fdc79" officeooo:paragraph-rsid="001ba313"/>
    </style:style>
    <style:style style:name="P17" style:family="paragraph" style:parent-style-name="Standard">
      <style:paragraph-properties fo:line-height="150%" fo:text-align="justify" style:justify-single-word="false"/>
      <style:text-properties style:font-name="Times New Roman" fo:language="en" fo:country="US" style:text-underline-style="none" officeooo:rsid="001ba313" officeooo:paragraph-rsid="001ba313"/>
    </style:style>
    <style:style style:name="P18" style:family="paragraph" style:parent-style-name="Standard">
      <style:paragraph-properties fo:line-height="150%" fo:text-align="justify" style:justify-single-word="false"/>
      <style:text-properties style:font-name="Times New Roman" fo:language="en" fo:country="US" style:text-underline-style="none" officeooo:rsid="0011eef3" officeooo:paragraph-rsid="0011eef3"/>
    </style:style>
    <style:style style:name="P19" style:family="paragraph" style:parent-style-name="Standard">
      <style:paragraph-properties fo:line-height="150%" fo:text-align="justify" style:justify-single-word="false"/>
      <style:text-properties style:font-name="Times New Roman" fo:language="en" fo:country="US" officeooo:rsid="00137670" officeooo:paragraph-rsid="00137670"/>
    </style:style>
    <style:style style:name="P20" style:family="paragraph" style:parent-style-name="Standard">
      <style:paragraph-properties fo:line-height="150%" fo:text-align="justify" style:justify-single-word="false"/>
      <style:text-properties style:font-name="Times New Roman" fo:language="en" fo:country="US" officeooo:rsid="0011eef3" officeooo:paragraph-rsid="0011eef3"/>
    </style:style>
    <style:style style:name="P21" style:family="paragraph" style:parent-style-name="Standard">
      <style:paragraph-properties fo:line-height="150%" fo:text-align="justify" style:justify-single-word="false"/>
      <style:text-properties style:font-name="Times New Roman" fo:language="en" fo:country="US" officeooo:rsid="0011eef3" officeooo:paragraph-rsid="0015ea60"/>
    </style:style>
    <style:style style:name="P22" style:family="paragraph" style:parent-style-name="Standard">
      <style:paragraph-properties fo:line-height="150%" fo:text-align="justify" style:justify-single-word="false"/>
      <style:text-properties style:font-name="Times New Roman" fo:language="en" fo:country="US" officeooo:rsid="0015ea60" officeooo:paragraph-rsid="0015ea60"/>
    </style:style>
    <style:style style:name="P23" style:family="paragraph" style:parent-style-name="Standard">
      <style:paragraph-properties fo:line-height="150%" fo:text-align="justify" style:justify-single-word="false"/>
      <style:text-properties style:font-name="Times New Roman" fo:language="en" fo:country="US" officeooo:rsid="0017c8fb" officeooo:paragraph-rsid="0017c8fb"/>
    </style:style>
    <style:style style:name="P24" style:family="paragraph" style:parent-style-name="Table_20_Contents">
      <style:paragraph-properties fo:text-align="center" style:justify-single-word="false"/>
      <style:text-properties style:font-name="Times New Roman"/>
    </style:style>
    <style:style style:name="P25" style:family="paragraph" style:parent-style-name="Table_20_Contents">
      <style:paragraph-properties fo:text-align="center" style:justify-single-word="false"/>
      <style:text-properties style:font-name="Times New Roman" officeooo:paragraph-rsid="0015ea60"/>
    </style:style>
    <style:style style:name="P26" style:family="paragraph" style:parent-style-name="Table_20_Contents">
      <style:paragraph-properties fo:text-align="end" style:justify-single-word="false"/>
      <style:text-properties style:font-name="Times New Roman" officeooo:rsid="0011d67e" officeooo:paragraph-rsid="0011d67e"/>
    </style:style>
    <style:style style:name="P27" style:family="paragraph" style:parent-style-name="Table_20_Contents">
      <style:paragraph-properties fo:text-align="end" style:justify-single-word="false"/>
      <style:text-properties style:font-name="Times New Roman" officeooo:rsid="0011d67e" officeooo:paragraph-rsid="0015ea60"/>
    </style:style>
    <style:style style:name="T1" style:family="text">
      <style:text-properties officeooo:rsid="00084044"/>
    </style:style>
    <style:style style:name="T2" style:family="text">
      <style:text-properties officeooo:rsid="00091185"/>
    </style:style>
    <style:style style:name="T3" style:family="text">
      <style:text-properties fo:font-style="italic" style:font-style-asian="italic" style:font-style-complex="italic"/>
    </style:style>
    <style:style style:name="T4" style:family="text">
      <style:text-properties fo:font-style="italic" officeooo:rsid="00091185" style:font-style-asian="italic" style:font-style-complex="italic"/>
    </style:style>
    <style:style style:name="T5" style:family="text">
      <style:text-properties fo:font-style="italic" officeooo:rsid="0018a4be" style:font-style-asian="italic" style:font-style-complex="italic"/>
    </style:style>
    <style:style style:name="T6" style:family="text">
      <style:text-properties fo:font-style="italic" officeooo:rsid="0011d67e" style:font-style-asian="italic" style:font-style-complex="italic"/>
    </style:style>
    <style:style style:name="T7" style:family="text">
      <style:text-properties officeooo:rsid="0009a115"/>
    </style:style>
    <style:style style:name="T8" style:family="text">
      <style:text-properties officeooo:rsid="000c6ec7"/>
    </style:style>
    <style:style style:name="T9" style:family="text">
      <style:text-properties officeooo:rsid="000e42aa"/>
    </style:style>
    <style:style style:name="T10" style:family="text">
      <style:text-properties officeooo:rsid="0011d67e"/>
    </style:style>
    <style:style style:name="T11" style:family="text">
      <style:text-properties officeooo:rsid="00140adc"/>
    </style:style>
    <style:style style:name="T12" style:family="text">
      <style:text-properties officeooo:rsid="0015ea60"/>
    </style:style>
    <style:style style:name="T13" style:family="text">
      <style:text-properties officeooo:rsid="0018a4be"/>
    </style:style>
    <style:style style:name="T14" style:family="text">
      <style:text-properties officeooo:rsid="001a1074"/>
    </style:style>
    <style:style style:name="T15" style:family="text">
      <style:text-properties officeooo:rsid="001ba313"/>
    </style:style>
    <style:style style:name="T16" style:family="text">
      <style:text-properties style:text-position="sub 58%"/>
    </style:style>
    <style:style style:name="T17" style:family="text">
      <style:text-properties style:text-position="sub 58%" officeooo:rsid="0011d67e"/>
    </style:style>
    <style:style style:name="T18" style:family="text">
      <style:text-properties style:text-position="sub 58%" officeooo:rsid="001ba313"/>
    </style:style>
    <style:style style:name="T19" style:family="text">
      <style:text-properties style:text-position="0% 100%"/>
    </style:style>
    <style:style style:name="T20" style:family="text">
      <style:text-properties officeooo:rsid="001d73ba"/>
    </style:style>
    <style:style style:name="T21" style:family="text">
      <style:text-properties officeooo:rsid="0017c8fb"/>
    </style:style>
    <style:style style:name="T22" style:family="text">
      <style:text-properties style:font-name="Times New Roman"/>
    </style:style>
    <style:style style:name="T23" style:family="text">
      <style:text-properties style:font-name="Times New Roman" officeooo:rsid="000c6ec7"/>
    </style:style>
    <style:style style:name="T24" style:family="text">
      <style:text-properties style:font-name="Times New Roman" officeooo:rsid="000db7a3"/>
    </style:style>
    <style:style style:name="T25" style:family="text">
      <style:text-properties style:font-name="Times New Roman" officeooo:rsid="00091185"/>
    </style:style>
    <style:style style:name="T26" style:family="text">
      <style:text-properties style:font-name="Times New Roman" officeooo:rsid="000781b6"/>
    </style:style>
    <style:style style:name="T27" style:family="text">
      <style:text-properties style:font-name="Times New Roman" fo:font-style="italic" officeooo:rsid="000781b6" style:font-style-asian="italic" style:font-style-complex="italic"/>
    </style:style>
    <style:style style:name="T28" style:family="text">
      <style:text-properties officeooo:rsid="001e31aa"/>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wEPR <text:span text:style-name="T2">Package</text:span></text:p>
      <text:p text:style-name="P9"/>
      <text:p text:style-name="P1"><text:span text:style-name="T22">The cwEPR </text:span><text:span text:style-name="T23">package</text:span><text:span text:style-name="T22"> </text:span><text:span text:style-name="T24">consists of different modules</text:span><text:span text:style-name="T22"> for handling experimental data from continuous wave EPR </text:span><text:span text:style-name="T23">(cwEPR)</text:span><text:span text:style-name="T22"> experiments and is derived from the ASpecD</text:span><text:span text:style-name="T23"> </text:span><text:span text:style-name="T22">framework </text:span><text:span text:style-name="T23">(</text:span><text:a xlink:type="simple" xlink:href="https://docs.aspecd.de/" text:style-name="Internet_20_link" text:visited-style-name="Visited_20_Internet_20_Link"><text:span text:style-name="T23">https://docs.aspecd.de/</text:span></text:a><text:span text:style-name="T23">)</text:span><text:span text:style-name="T22">.</text:span></text:p>
      <text:p text:style-name="P9"/>
      <text:p text:style-name="P2">General Idea<text:span text:style-name="T14">s</text:span></text:p>
      <text:p text:style-name="P9"/>
      <text:p text:style-name="P1"><text:span text:style-name="T22">This </text:span><text:span text:style-name="T25">package</text:span><text:span text:style-name="T22"> is built on the general ideas outlined in the AspecD</text:span><text:span text:style-name="T23"> </text:span><text:span text:style-name="T22">documentation </text:span><text:span text:style-name="T23">(</text:span><text:a xlink:type="simple" xlink:href="https://docs.aspecd.de/" text:style-name="Internet_20_link" text:visited-style-name="Visited_20_Internet_20_Link"><text:span text:style-name="T23">https://docs.aspecd.de/</text:span></text:a><text:span text:style-name="T23">)</text:span><text:span text:style-name="T22">, the most important being the reproducibility of scientific data </text:span><text:span text:style-name="T23">analysis</text:span><text:span text:style-name="T22">. The idea of reproducibility is a fundamental concept of science. </text:span><text:span text:style-name="T23">It</text:span><text:span text:style-name="T22"> relies on the complete </text:span><text:span text:style-name="T26">documentation of additional information relevant for the numeric data, termed metadata, </text:span><text:span text:style-name="T27">i.e.</text:span><text:span text:style-name="T26"> experimental conditions and parameters as well as a history of every working step performed on this data. This process is complicated and rather tedious to perform manually. Therefore, it is a fundamental functionality of ASpecD and also of this derived package to make the metadata generation as automatic, easy and complete as possible. The aim is to provide a complete experimental documentation and gap-less coverage of all processing and analysis steps applied. In this perspective, any dataset at any point should be easy to trace back to the original raw data, the same being true for any type of representation, including but not limited to tables and plots. </text:span></text:p>
      <text:p text:style-name="P10">To ensure the gap-less documentation <text:span text:style-name="T1">the ASpecD </text:span>framework <text:span text:style-name="T1">and the derived cwEPR package unite the numeric data, the respective metadata and a history of processing and analysis including all parameters employed. For any single set of numeric data this unit is a dataset. </text:span></text:p>
      <text:p text:style-name="P11"><text:span text:style-name="T14">To be easy to use and future-proof</text:span> the project is extensively documented <text:span text:style-name="T14">and open-source </text:span>allowing for <text:span text:style-name="T8">easily creating</text:span> new derived modules and functionalit<text:span text:style-name="T14">y</text:span> for any <text:span text:style-name="T14">purpose. Additionally, it is worth mentioning that this package, as well as the ASpecD framework have a highly modular structure based on object-oriented programming which further simplifies this task.</text:span></text:p>
      <text:p text:style-name="P3"/>
      <text:p text:style-name="P4">Modules and functionality</text:p>
      <text:p text:style-name="P11"/>
      <text:p text:style-name="P11">The <text:span text:style-name="T8">package</text:span> uses the fundamental concept of the dataset as defined in ASpecD, uniting numeric data and metadata. Importers allow loading raw data, usually <text:span text:style-name="T14">obtained </text:span>directly from a spectrometer, for processing, while exporters allow <text:span text:style-name="T8">exporting</text:span> the processed data <text:span text:style-name="T14">in e</text:span>asily accessible format. <text:span text:style-name="T14">This allows</text:span> to integrate the <text:span text:style-name="T8">package</text:span> into a work-flow involving <text:span text:style-name="T14">independent</text:span> processing software or <text:span text:style-name="T14">to use</text:span> it in cooperations involving scientists using different software.</text:p>
      <text:p text:style-name="P11"><text:soft-page-break/>The <text:span text:style-name="T2">processing module includes different routines to modify the data without yielding an independent result, </text:span><text:span text:style-name="T4">e.g.</text:span><text:span text:style-name="T2"> field correction, phase correction and baseline correction.</text:span></text:p>
      <text:p text:style-name="P12">The analysis module includes different routines applied to the data yielding independent results, <text:span text:style-name="T3">e.g.</text:span> integration and determination of parameters for field correction and baseline correction.</text:p>
      <text:p text:style-name="P12">The plotting module includes <text:span text:style-name="T8">multiple</text:span> routines for creating <text:span text:style-name="T7">highly</text:span> customizable plots of the data for different purposes.</text:p>
      <text:p text:style-name="P13"/>
      <text:p text:style-name="P5">Detailed explanation</text:p>
      <text:p text:style-name="P6">Baseline Correction</text:p>
      <text:p text:style-name="P14">The baseline correction makes use of two different <text:span text:style-name="T20">routines</text:span>: The BaselineFitting (<text:span text:style-name="T14">a</text:span>nalysis module) and BaselineCorrection (<text:span text:style-name="T14">p</text:span>rocessing module). The former determines a <text:span text:style-name="T9">polynomial</text:span> <text:span text:style-name="T9">for the baseline using the outer parts of the spectrum for a fit and a user-specified order for the polynomial and yields the polynomial coefficients as result. The latter performs the actual baseline correction by subtracting the polynomial from the spectrum.</text:span></text:p>
      <text:p text:style-name="P14"/>
      <text:p text:style-name="P7">Field Correction</text:p>
      <text:p text:style-name="P15">The field correction makes use of two different <text:span text:style-name="T15">routines</text:span>: The FieldCorrectionValueFinding (<text:span text:style-name="T15">a</text:span>nalysis module) and FieldCorrection (<text:span text:style-name="T15">p</text:span>rocessing module). The former determines a correction value from a field standard spectrum, the latter performs the actual correction by shifting the field axis by the value determined.</text:p>
      <text:p text:style-name="P15"/>
      <text:p text:style-name="P7">Frequency Correction</text:p>
      <text:p text:style-name="P16">The frequency correction is a <text:span text:style-name="T15">routine</text:span> of the <text:span text:style-name="T15">p</text:span>rocessing module used for <text:span text:style-name="T10">transforming a spectrum to a different frequency which is useful for comparing spectra and a prerequisite for subtracting spectra. In the process the field axis, </text:span><text:span text:style-name="T6">B</text:span><text:span text:style-name="T17">0</text:span><text:span text:style-name="T10">, <text:s/>of the spectrum is transformed to a </text:span><text:span text:style-name="T6">g</text:span><text:span text:style-name="T10"> axis using formula (1) and the respective original microwave frequency ν</text:span><text:span text:style-name="T18">1</text:span><text:span text:style-name="T15">, then transformed back into a field axis using formula (2) and the target microwave frequency ν</text:span><text:span text:style-name="T18">2</text:span><text:span text:style-name="T15">.</text:span></text:p>
      <table:table table:name="Tabelle1" table:style-name="Tabelle1">
        <table:table-column table:style-name="Tabelle1.A"/>
        <table:table-column table:style-name="Tabelle1.B"/>
        <table:table-row>
          <table:table-cell table:style-name="Tabelle1.A1" office:value-type="string">
            <text:p text:style-name="P24"><draw:frame draw:style-name="fr1" draw:name="Objekt1" text:anchor-type="as-char" svg:y="-0.684cm" svg:width="2.184cm" svg:height="1.125cm" draw:z-index="0"><draw:object xlink:href="./Object 1" xlink:type="simple" xlink:show="embed" xlink:actuate="onLoad"/><draw:image xlink:href="./ObjectReplacements/Object 1" xlink:type="simple" xlink:show="embed" xlink:actuate="onLoad"/><svg:desc>Formel</svg:desc></draw:frame></text:p>
          </table:table-cell>
          <table:table-cell table:style-name="Tabelle1.A1" office:value-type="string">
            <text:p text:style-name="P26">(1)</text:p>
          </table:table-cell>
        </table:table-row>
        <table:table-row>
          <table:table-cell table:style-name="Tabelle1.A1" office:value-type="string">
            <text:p text:style-name="P24"><draw:frame draw:style-name="fr1" draw:name="Objekt2" text:anchor-type="as-char" svg:y="-0.684cm" svg:width="2.184cm" svg:height="1.125cm" draw:z-index="1"><draw:object xlink:href="./Object 2" xlink:type="simple" xlink:show="embed" xlink:actuate="onLoad"/><draw:image xlink:href="./ObjectReplacements/Object 2" xlink:type="simple" xlink:show="embed" xlink:actuate="onLoad"/><svg:desc>Formel</svg:desc></draw:frame></text:p>
          </table:table-cell>
          <table:table-cell table:style-name="Tabelle1.A1" office:value-type="string">
            <text:p text:style-name="P26">(2)</text:p>
          </table:table-cell>
        </table:table-row>
      </table:table>
      <text:p text:style-name="P15"/>
      <text:p text:style-name="P17">Here, <text:span text:style-name="T3">h</text:span> is the Planck constant and μ<text:span text:style-name="T16">B </text:span><text:span text:style-name="T19">Bohr’s magneton.</text:span></text:p>
      <text:p text:style-name="P8"/>
      <text:p text:style-name="P8">Subtracting Spectra</text:p>
      <text:p text:style-name="P19"><text:soft-page-break/><text:span text:style-name="T11">The SubtractSpectrum routine (processing module)</text:span> allows for subtracting a curve (usually a background spectrum) from a given dataset’s spectrum. <text:span text:style-name="T11">The class uses interpolation automatically, though it is advisable to check the axis limits of both curves/spectra prior to subtraction. This is not done automatically, but the cwEPR package contains the routine CommonspaceAndDelimiters specifically designed for this purpose that will raise an error if the common axis space is rather small.</text:span></text:p>
      <text:p text:style-name="P20"/>
      <text:p text:style-name="P8">Phase Correction</text:p>
      <text:p text:style-name="P22">The PhaseCorrection <text:span text:style-name="T15">routine</text:span> (<text:span text:style-name="T15">p</text:span>rocessing module) performs a parameter-free correction. This is done by obtaining the imaginary part of the spectrum through <text:span text:style-name="T15">a</text:span> Hilbert transform. After rotation by the phase angle <text:span text:style-name="T21">γ</text:span> (obtained from the metadata), using formula <text:span text:style-name="T15">(</text:span>3), the real part of the spectrum is retrieved.</text:p>
      <text:p text:style-name="P22"/>
      <table:table table:name="Tabelle2" table:style-name="Tabelle2">
        <table:table-column table:style-name="Tabelle2.A"/>
        <table:table-column table:style-name="Tabelle2.B"/>
        <table:table-row>
          <table:table-cell table:style-name="Tabelle2.A1" office:value-type="string">
            <text:p text:style-name="P25"><draw:frame draw:style-name="fr1" draw:name="Objekt3" text:anchor-type="as-char" svg:y="-0.437cm" svg:width="3.03cm" svg:height="0.593cm" draw:z-index="2"><draw:object xlink:href="./Object 3" xlink:type="simple" xlink:show="embed" xlink:actuate="onLoad"/><draw:image xlink:href="./ObjectReplacements/Object 3" xlink:type="simple" xlink:show="embed" xlink:actuate="onLoad"/><svg:desc>Formel</svg:desc></draw:frame></text:p>
          </table:table-cell>
          <table:table-cell table:style-name="Tabelle2.A1" office:value-type="string">
            <text:p text:style-name="P27">(<text:span text:style-name="T12">3</text:span>)</text:p>
          </table:table-cell>
        </table:table-row>
      </table:table>
      <text:p text:style-name="P21"/>
      <text:p text:style-name="P17">Here, <text:span text:style-name="T3">S</text:span> is the spectral data, <text:span text:style-name="T3">i.e.</text:span> the intensities.</text:p>
      <text:p text:style-name="P18"/>
      <text:p text:style-name="P8">Normali<text:span text:style-name="T15">s</text:span>ation</text:p>
      <text:p text:style-name="P23">The <text:span text:style-name="T15">p</text:span>rocessing module contains two <text:span text:style-name="T15">routines</text:span> for normali<text:span text:style-name="T15">s</text:span>ation of spectra: Normali<text:span text:style-name="T15">se</text:span>Maximum for a normali<text:span text:style-name="T15">s</text:span>ation concerning the intensity maximum and Normal<text:span text:style-name="T28">ise</text:span>Area for one concerning the area under the curve.</text:p>
      <text:p text:style-name="P20"/>
      <text:p text:style-name="P8">Integration</text:p>
      <text:p text:style-name="P23">The <text:span text:style-name="T15">a</text:span>nalysis module contains two <text:span text:style-name="T15">routines</text:span> for integration: IntegrationIndefinite <text:span text:style-name="T13">performs an integration yielding a new function (</text:span><text:span text:style-name="T5">i.e.</text:span><text:span text:style-name="T13"> a new set of </text:span><text:span text:style-name="T5">y</text:span><text:span text:style-name="T13"> values) This routine is used to obtain the absorption spectrum from the first derivative spectrum. IntegrationDefinite yields a numeric value (</text:span><text:span text:style-name="T5">i.e.</text:span><text:span text:style-name="T13"> the area under the curve). This is useful for comparing spectra and for quantification, </text:span><text:span text:style-name="T5">inter alia</text:span><text:span text:style-name="T13">.</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4:18:06.784427902</meta:creation-date>
    <dc:date>2019-01-22T10:36:34.290633941</dc:date>
    <meta:editing-duration>PT37M16S</meta:editing-duration>
    <meta:editing-cycles>4</meta:editing-cycles>
    <meta:generator>LibreOffice/5.1.6.2$Linux_X86_64 LibreOffice_project/10m0$Build-2</meta:generator>
    <meta:document-statistic meta:table-count="2" meta:image-count="0" meta:object-count="3" meta:page-count="3" meta:paragraph-count="34" meta:word-count="838" meta:character-count="5704" meta:non-whitespace-character-count="4894"/>
  </office:meta>
</office:document-meta>
</file>

<file path=Object 1/content.xml><?xml version="1.0" encoding="utf-8"?>
<math xmlns="http://www.w3.org/1998/Math/MathML" display="block">
  <semantics>
    <mrow>
      <mi>g</mi>
      <mrow>
        <mspace width="2em"/>
        <mo stretchy="false">=</mo>
        <mspace width="2em"/>
      </mrow>
      <mfrac>
        <msub>
          <mrow>
            <mi>h</mi>
            <mi mathvariant="normal">ν</mi>
          </mrow>
          <mn>1</mn>
        </msub>
        <mrow>
          <msub>
            <mi mathvariant="normal">μ</mi>
            <mstyle mathvariant="normal">
              <mi mathvariant="normal">B</mi>
            </mstyle>
          </msub>
          <msub>
            <mi>B</mi>
            <mn>0</mn>
          </msub>
        </mrow>
      </mfrac>
    </mrow>
    <annotation encoding="StarMath 5.0">g ~ = ~ {h%nu}_1 over {{%mu}_nitalic B B_0} </annotation>
  </semantics>
</math>
</file>

<file path=Object 2/content.xml><?xml version="1.0" encoding="utf-8"?>
<math xmlns="http://www.w3.org/1998/Math/MathML" display="block">
  <semantics>
    <mrow>
      <msub>
        <mi>B</mi>
        <mn>0</mn>
      </msub>
      <mrow>
        <mspace width="2em"/>
        <mo stretchy="false">=</mo>
        <mspace width="2em"/>
      </mrow>
      <mfrac>
        <msub>
          <mrow>
            <mi>h</mi>
            <mi mathvariant="normal">ν</mi>
          </mrow>
          <mn>2</mn>
        </msub>
        <mrow>
          <msub>
            <mi mathvariant="normal">μ</mi>
            <mstyle mathvariant="normal">
              <mi mathvariant="normal">B</mi>
            </mstyle>
          </msub>
          <mi>g</mi>
        </mrow>
      </mfrac>
    </mrow>
    <annotation encoding="StarMath 5.0">B_0 ~ = ~ {h%nu}_2 over {{%mu}_nitalic B g} </annotation>
  </semantics>
</math>
</file>

<file path=Object 3/content.xml><?xml version="1.0" encoding="utf-8"?>
<math xmlns="http://www.w3.org/1998/Math/MathML" display="block">
  <semantics>
    <mrow>
      <msub>
        <mi>S</mi>
        <mstyle mathvariant="normal">
          <mi>new</mi>
        </mstyle>
      </msub>
      <mrow>
        <mspace width="2em"/>
        <mo stretchy="false">=</mo>
        <mspace width="2em"/>
      </mrow>
      <mrow>
        <mstyle mathvariant="normal">
          <msup>
            <mi mathvariant="normal">e</mi>
            <mrow>
              <mrow>
                <mo stretchy="false">−</mo>
                <mi mathvariant="normal">i</mi>
              </mrow>
              <mi mathvariant="normal">γ</mi>
            </mrow>
          </msup>
        </mstyle>
        <mo stretchy="false">⋅</mo>
        <msub>
          <mi>S</mi>
          <mstyle mathvariant="normal">
            <mi>old</mi>
          </mstyle>
        </msub>
      </mrow>
    </mrow>
    <annotation encoding="StarMath 5.0">S_{nitalic new} ~ = ~ nitalic e^{-i%gamma} cdot S_{nitalic old} </annotation>
  </semantics>
</math>
</file>